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b65a" officeooo:paragraph-rsid="0006b65a"/>
    </style:style>
    <style:style style:name="P2" style:family="paragraph" style:parent-style-name="Standard">
      <style:text-properties officeooo:rsid="00295ca8" officeooo:paragraph-rsid="0006b65a"/>
    </style:style>
    <style:style style:name="P3" style:family="paragraph" style:parent-style-name="Standard">
      <style:text-properties officeooo:rsid="000876b1" officeooo:paragraph-rsid="000876b1"/>
    </style:style>
    <style:style style:name="P4" style:family="paragraph" style:parent-style-name="Standard">
      <style:text-properties officeooo:rsid="0008b9b0" officeooo:paragraph-rsid="0008b9b0"/>
    </style:style>
    <style:style style:name="T1" style:family="text">
      <style:text-properties officeooo:rsid="00073c31"/>
    </style:style>
    <style:style style:name="T2" style:family="text">
      <style:text-properties officeooo:rsid="000876b1"/>
    </style:style>
    <style:style style:name="T3" style:family="text">
      <style:text-properties officeooo:rsid="0008b9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s Update #2</text:p>
      <text:p text:style-name="P1">Sage Hahn</text:p>
      <text:p text:style-name="P1">4/12/17</text:p>
      <text:p text:style-name="P1"/>
      <text:p text:style-name="P1">1. Summary of Progress:</text:p>
      <text:p text:style-name="P1"/>
      <text:p text:style-name="P1">-Added a function for the pitch wheel on the Synth setting, where pitch bends change the color of all active lights in real time. The change in pitch remains consistent with how the color value for each note is calculated. The process of determining color value based on note was formalized in order to achieve this effect.</text:p>
      <text:p text:style-name="P1"/>
      <text:p text:style-name="P1">- Was able to run a full test with the Synth plugged into the laptop, and DMX out from the laptop controlling lights. After some bug testing, their was no noticeable delay and both the mod function (strobing the lights) and the pitch wheel worked as intended.</text:p>
      <text:p text:style-name="P1"/>
      <text:p text:style-name="P1">-Created an experimental build of the project, where using the usual setup in addition to another MIDI to USB standard cord from the OctoPad (a digital drum machine capable of sending MIDI), I was able to have both work at the same time on the same values. This was accomplished through multi-processing and has not been thoroughly tested. This build is still very sketchy, and most likely couldn't be handled by the PI, so it has been put on the back-burner for now.</text:p>
      <text:p text:style-name="P1"/>
      <text:p text:style-name="P1">-<text:span text:style-name="T2">Got the Pi working with sending commands to lights, no MIDI in support yet though.</text:span></text:p>
      <text:p text:style-name="P1"/>
      <text:p text:style-name="P1">-<text:span text:style-name="T2">Condensed and unified the code for a a few different modes and options, where it will be easy to change settings in real time. IE, octopad and synth support, hot, cold or full spectrum colors, easy to change settings like color range, pitch wheel settings ect...</text:span></text:p>
      <text:p text:style-name="P1"/>
      <text:p text:style-name="P1">2. Time Log:</text:p>
      <text:p text:style-name="P1"/>
      <text:p text:style-name="P1">4/5/17 3 hours, fixing bugs in the code and adding pitch wheel effects</text:p>
      <text:p text:style-name="P1">4/6/17 1 hour, testing w/ laptop <text:span text:style-name="T1">version</text:span> with synth to actual lights</text:p>
      <text:p text:style-name="P1">4/6/17 3 hours, adding experimental support for Synth+Octopad to be running at the same time, with multi-processing </text:p>
      <text:p text:style-name="P1">4/7/17 1 hour, downloaded OLA on the PI</text:p>
      <text:p text:style-name="P1">4/10/17 1.5 hours, tested the PI with live lights</text:p>
      <text:p text:style-name="P1">4/10/17 1.5 hours, worked on a menu and new mods (hot <text:span text:style-name="T1">l</text:span>ights)</text:p>
      <text:p text:style-name="P1">4/11/17 2 hours, condensed the code from scattered separate builds of the project and added <text:s/>a new mode (cold lights)</text:p>
      <text:p text:style-name="P2"/>
      <text:p text:style-name="P3">3. Next Steps:</text:p>
      <text:p text:style-name="P3"/>
      <text:p text:style-name="P3">Downloading pigamemidi onto the raspberry pi and testing it with the latest build. Adding a few new different options and modes for controlling the lights, and an easy interface for changing between them. Write a bash or some other script for automatically starting the PI to load the program w/ default settings, so no need to SSH in, just plug <text:span text:style-name="T3">and go.</text:span></text:p>
      <text:p text:style-name="P3"/>
      <text:p text:style-name="P4">4. Challenges:</text:p>
      <text:p text:style-name="P4"/>
      <text:p text:style-name="P4">Making multi-processing work consistently will definitely be a large challenge, as it's a python library I <text:soft-page-break/>have zero experience with. I realized the powered USB hub I bought won't work with the PI either, woops. We'll see if I end up needing to buy a new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3:48:56.786856813</meta:creation-date>
    <dc:date>2017-04-13T19:16:40.378713744</dc:date>
    <meta:editing-duration>PT3H18M57S</meta:editing-duration>
    <meta:editing-cycles>1</meta:editing-cycles>
    <meta:document-statistic meta:table-count="0" meta:image-count="0" meta:object-count="0" meta:page-count="2" meta:paragraph-count="21" meta:word-count="466" meta:character-count="2622" meta:non-whitespace-character-count="2175"/>
    <meta:generator>LibreOffice/4.2.8.2$Linux_X86_64 LibreOffice_project/420m0$Build-2</meta:generator>
  </office:meta>
</office:document-meta>
</file>